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28cm" svg:height="8.999cm" svg:x="0.072cm" svg:y="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4-02T11:10:21.75</meta:creation-date>
    <dc:date>2016-03-29T12:45:32.749046214</dc:date>
    <meta:editing-duration>PT10M20S</meta:editing-duration>
    <meta:editing-cycles>7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745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80" chart:maximum="24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color="#808080" draw:fill-color="#8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29cm" svg:height="9cm" xlink:href="." xlink:type="simple" chart:class="chart:scatter" chart:style-name="ch1">
        <chart:plot-area chart:style-name="ch2" chart:data-source-has-labels="both" svg:x="0.73cm" svg:y="0.157cm" svg:width="11.805cm" svg:height="8.137cm">
          <chartooo:coordinate-region svg:x="1.695cm" svg:y="0.409cm" svg:width="10.84cm" svg:height="7.132cm"/>
          <chart:axis chart:dimension="x" chart:name="primary-x" chart:style-name="ch3" chartooo:axis-type="auto">
            <chart:title svg:x="5.154cm" svg:y="8.269cm" chart:style-name="ch4">
              <text:p>15 minutes slots</text:p>
            </chart:title>
            <chart:categories table:cell-range-address="local-table.$A$2:.$A$185"/>
          </chart:axis>
          <chart:axis chart:dimension="y" chart:name="primary-y" chart:style-name="ch5">
            <chart:title svg:x="0.001cm" svg:y="5.205cm" chart:style-name="ch6">
              <text:p>Achieve tasks</text:p>
            </chart:title>
            <chart:grid chart:style-name="ch7" chart:class="major"/>
          </chart:axis>
          <chart:series chart:style-name="ch8" chart:values-cell-range-address="local-table.$C$2:.$C$185" chart:label-cell-address="local-table.$C$1" chart:class="chart:scatter">
            <chart:domain table:cell-range-address="local-table.$B$2:.$B$185"/>
            <chart:data-point chart:repeated="1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">
                <text:p>4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">
                <text:p>4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">
                <text:p>4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">
                <text:p>4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">
                <text:p>4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">
                <text:p>4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">
                <text:p>5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">
                <text:p>5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">
                <text:p>5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">
                <text:p>6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">
                <text:p>6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">
                <text:p>6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">
                <text:p>6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">
                <text:p>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">
                <text:p>7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">
                <text:p>7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">
                <text:p>7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">
                <text:p>7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">
                <text:p>7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">
                <text:p>7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">
                <text:p>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">
                <text:p>8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">
                <text:p>8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">
                <text:p>8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">
                <text:p>8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">
                <text:p>8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">
                <text:p>9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">
                <text:p>9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">
                <text:p>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">
                <text:p>9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">
                <text:p>9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">
                <text:p>9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">
                <text:p>9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">
                <text:p>1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">
                <text:p>1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">
                <text:p>10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">
                <text:p>10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">
                <text:p>10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">
                <text:p>10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">
                <text:p>10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">
                <text:p>11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">
                <text:p>11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">
                <text:p>11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">
                <text:p>1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">
                <text:p>11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">
                <text:p>12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">
                <text:p>12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">
                <text:p>1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">
                <text:p>12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">
                <text:p>12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">
                <text:p>12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">
                <text:p>13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">
                <text:p>1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">
                <text:p>13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">
                <text:p>13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">
                <text:p>13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">
                <text:p>1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">
                <text:p>13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">
                <text:p>14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">
                <text:p>14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">
                <text:p>14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">
                <text:p>14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">
                <text:p>148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">
                <text:p>15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">
                <text:p>15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">
                <text:p>15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">
                <text:p>1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">
                <text:p>15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">
                <text:p>15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">
                <text:p>16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">
                <text:p>16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">
                <text:p>16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">
                <text:p>16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">
                <text:p>16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">
                <text:p>16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">
                <text:p>17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">
                <text:p>17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">
                <text:p>1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">
                <text:p>17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">
                <text:p>17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">
                <text:p>17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">
                <text:p>18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">
                <text:p>18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">
                <text:p>18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">
                <text:p>18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">
                <text:p>18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">
                <text:p>18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">
                <text:p>18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">
                <text:p>19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">
                <text:p>19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">
                <text:p>193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">
                <text:p>19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">
                <text:p>1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">
                <text:p>19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">
                <text:p>19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">
                <text:p>20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">
                <text:p>20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">
                <text:p>20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">
                <text:p>20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">
                <text:p>20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">
                <text:p>208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">
                <text:p>2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">
                <text:p>21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">
                <text:p>21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">
                <text:p>214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">
                <text:p>2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">
                <text:p>2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">
                <text:p>2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">
                <text:p>22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">
                <text:p>22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">
                <text:p>22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">
                <text:p>22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">
                <text:p>22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">
                <text:p>22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">
                <text:p>22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">
                <text:p>2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">
                <text:p>23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">
                <text:p>23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">
                <text:p>23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">
                <text:p>23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">
                <text:p>238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">
                <text:p>2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">
                <text:p>24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">
                <text:p>24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">
                <text:p>244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">
                <text:p>24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">
                <text:p>24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">
                <text:p>24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">
                <text:p>25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">
                <text:p>25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">
                <text:p>25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">
                <text:p>25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">
                <text:p>25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">
                <text:p>25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">
                <text:p>25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">
                <text:p>26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">
                <text:p>26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">
                <text:p>26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">
                <text:p>26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">
                <text:p>26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">
                <text:p>26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">
                <text:p>27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">
                <text:p>27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">
                <text:p>27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">
                <text:p>274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